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5" style:parent-style-name="DefaultParagraphFont" style:family="text">
      <style:text-properties style:font-name="Arial" fo:font-size="12pt" style:font-size-asian="12pt" fo:language="es" fo:country="MX"/>
    </style:style>
    <style:style style:name="T16" style:parent-style-name="DefaultParagraphFont" style:family="text">
      <style:text-properties style:font-name="Arial" fo:font-size="12pt" style:font-size-asian="12pt" fo:language="es" fo:country="MX"/>
    </style:style>
    <style:style style:name="P1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2" style:parent-style-name="DefaultParagraphFont" style:family="text">
      <style:text-properties style:font-name="Arial" fo:font-size="12pt" style:font-size-asian="12pt" fo:language="es" fo:country="MX"/>
    </style:style>
    <style:style style:name="T23" style:parent-style-name="DefaultParagraphFont" style:family="text">
      <style:text-properties style:font-name="Arial" fo:font-size="12pt" style:font-size-asian="12pt" fo:language="es" fo:country="MX"/>
    </style:style>
    <style:style style:name="T24" style:parent-style-name="DefaultParagraphFont" style:family="text">
      <style:text-properties style:font-name="Arial" fo:font-size="12pt" style:font-size-asian="12pt"/>
    </style:style>
    <style:style style:name="P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8" style:parent-style-name="Normal" style:family="paragraph">
      <style:paragraph-properties fo:text-align="justify"/>
    </style:style>
    <style:style style:name="T29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30" style:parent-style-name="DefaultParagraphFont" style:family="text">
      <style:text-properties style:font-name="Arial" fo:font-size="12pt" style:font-size-asian="12pt" fo:language="es" fo:country="MX"/>
    </style:style>
    <style:style style:name="P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36" style:parent-style-name="DefaultParagraphFont" style:family="text">
      <style:text-properties style:font-name="Arial" fo:font-size="12pt" style:font-size-asian="12pt" fo:language="es" fo:country="MX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51" style:parent-style-name="DefaultParagraphFont" style:family="text">
      <style:text-properties style:font-name="Arial" fo:font-size="12pt" style:font-size-asian="12pt" fo:language="es" fo:country="MX"/>
    </style:style>
    <style:style style:name="P5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59" style:parent-style-name="DefaultParagraphFont" style:family="text">
      <style:text-properties style:font-name="Arial" fo:font-size="12pt" style:font-size-asian="12pt" fo:language="es" fo:country="MX"/>
    </style:style>
    <style:style style:name="P6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Arial" fo:font-weight="bold" style:font-weight-asian="bold" style:font-weight-complex="bold" fo:font-size="12pt" style:font-size-asian="12pt" fo:language="es" fo:country="MX"/>
    </style:style>
    <style:style style:name="T66" style:parent-style-name="DefaultParagraphFont" style:family="text">
      <style:text-properties style:font-name="Arial" fo:font-size="12pt" style:font-size-asian="12pt" fo:language="es" fo:country="MX"/>
    </style:style>
    <style:style style:name="T67" style:parent-style-name="DefaultParagraphFont" style:family="text">
      <style:text-properties style:font-name="Arial" fo:font-size="12pt" style:font-size-asian="12pt" fo:language="es" fo:country="MX"/>
    </style:style>
    <style:style style:name="P68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69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Arial" style:font-weight-complex="bold" fo:font-size="12pt" style:font-size-asian="12pt" fo:language="es" fo:country="MX"/>
    </style:style>
    <style:style style:name="P7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3" style:parent-style-name="Normal" style:family="paragraph">
      <style:paragraph-properties fo:text-align="justify"/>
    </style:style>
    <style:style style:name="T7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75" style:parent-style-name="DefaultParagraphFont" style:family="text">
      <style:text-properties style:font-name="Arial" fo:font-size="12pt" style:font-size-asian="12pt" fo:language="es" fo:country="MX"/>
    </style:style>
    <style:style style:name="P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4" style:parent-style-name="Normal" style:family="paragraph">
      <style:paragraph-properties fo:text-align="justify"/>
    </style:style>
    <style:style style:name="T8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86" style:parent-style-name="DefaultParagraphFont" style:family="text">
      <style:text-properties style:font-name="Arial" fo:font-size="12pt" style:font-size-asian="12pt" fo:language="es" fo:country="MX"/>
    </style:style>
    <style:style style:name="P8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90" style:family="table-column">
      <style:table-column-properties style:column-width="0.4423in" style:use-optimal-column-width="false"/>
    </style:style>
    <style:style style:name="TableColumn91" style:family="table-column">
      <style:table-column-properties style:column-width="5.6111in" style:use-optimal-column-width="false"/>
    </style:style>
    <style:style style:name="Table89" style:family="table">
      <style:table-properties style:width="6.0534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4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Heading2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6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6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64" style:parent-style-name="Normal" style:family="paragraph">
      <style:paragraph-properties fo:text-align="justify"/>
    </style:style>
    <style:style style:name="T16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66" style:parent-style-name="DefaultParagraphFont" style:family="text">
      <style:text-properties style:font-name="Arial" fo:font-size="12pt" style:font-size-asian="12pt" fo:language="es" fo:country="MX"/>
    </style:style>
    <style:style style:name="P16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6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170" style:family="table-column">
      <style:table-column-properties style:column-width="0.4423in" style:use-optimal-column-width="false"/>
    </style:style>
    <style:style style:name="TableColumn171" style:family="table-column">
      <style:table-column-properties style:column-width="5.6111in" style:use-optimal-column-width="false"/>
    </style:style>
    <style:style style:name="Table169" style:family="table">
      <style:table-properties style:width="6.0534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1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" style:parent-style-name="Heading2" style:family="paragraph">
      <style:paragraph-properties fo:text-align="cente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80" style:family="table-cell">
      <style:table-cell-properties fo:border="0.0069in solid #000000" style:writing-mode="lr-tb" fo:padding-top="0in" fo:padding-left="0.0486in" fo:padding-bottom="0in" fo:padding-right="0.0486in"/>
    </style:style>
    <style:style style:name="P18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85" style:family="table-cell">
      <style:table-cell-properties fo:border="0.0069in solid #000000" style:writing-mode="lr-tb" fo:padding-top="0in" fo:padding-left="0.0486in" fo:padding-bottom="0in" fo:padding-right="0.0486in"/>
    </style:style>
    <style:style style:name="P18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9" style:parent-style-name="Normal" style:family="paragraph">
      <style:paragraph-properties fo:text-align="justify"/>
    </style:style>
    <style:style style:name="T190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91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92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93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94" style:parent-style-name="DefaultParagraphFont" style:family="text">
      <style:text-properties style:font-name="Arial" fo:font-size="12pt" style:font-size-asian="12pt" fo:language="es" fo:country="MX"/>
    </style:style>
    <style:style style:name="P19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198" style:family="table-column">
      <style:table-column-properties style:column-width="0.4423in" style:use-optimal-column-width="false"/>
    </style:style>
    <style:style style:name="TableColumn199" style:family="table-column">
      <style:table-column-properties style:column-width="5.6111in" style:use-optimal-column-width="false"/>
    </style:style>
    <style:style style:name="Table197" style:family="table">
      <style:table-properties style:width="6.0534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2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/>
    </style:style>
    <style:style style:name="P204" style:parent-style-name="Heading2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/>
    </style:style>
    <style:style style:name="P20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486in" fo:padding-bottom="0in" fo:padding-right="0.0486in"/>
    </style:style>
    <style:style style:name="P21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213" style:family="table-cell">
      <style:table-cell-properties fo:border="0.0069in solid #000000" style:writing-mode="lr-tb" fo:padding-top="0in" fo:padding-left="0.0486in" fo:padding-bottom="0in" fo:padding-right="0.0486in"/>
    </style:style>
    <style:style style:name="P21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1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1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1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</office:automatic-styles>
  <office:body>
    <office:text text:use-soft-page-breaks="true">
      <text:h text:style-name="P1" text:outline-level="1">Especificación de caso de uso</text:h>
      <text:p text:style-name="P10">(Versión yy)</text:p>
      <text:p text:style-name="P11"/>
      <text:p text:style-name="P12"/>
      <text:list text:style-name="LFO3" text:continue-numbering="true">
        <text:list-item>
          <text:p text:style-name="P13"><text:span text:style-name="T14">Nombre del caso de uso</text:span><text:span text:style-name="T15">:</text:span><text:span text:style-name="T16"><text:s/>Administrar pedidos</text:span></text:p>
        </text:list-item>
      </text:list>
      <text:p text:style-name="P17"/>
      <text:p text:style-name="P18"/>
      <text:p text:style-name="P19"/>
      <text:list text:style-name="LFO3" text:continue-numbering="true">
        <text:list-item>
          <text:p text:style-name="P20"><text:span text:style-name="T21">Actores</text:span><text:span text:style-name="T22">:</text:span><text:span text:style-name="T23"><text:s/>Empleado</text:span><text:span text:style-name="T24">-Cliente</text:span></text:p>
        </text:list-item>
      </text:list>
      <text:p text:style-name="P25"/>
      <text:p text:style-name="P26"/>
      <text:p text:style-name="P27"/>
      <text:list text:style-name="LFO3" text:continue-numbering="true">
        <text:list-item>
          <text:p text:style-name="P28"><text:span text:style-name="T29">Propósito</text:span><text:span text:style-name="T30">:</text:span></text:p>
        </text:list-item>
      </text:list>
      <text:p text:style-name="P31">¿Para qué sirve el caso de uso?</text:p>
      <text:p text:style-name="P32">Sirve para gestionar los productos que un determinado cliente desea comprar.</text:p>
      <text:p text:style-name="P33"/>
      <text:list text:style-name="LFO3" text:continue-numbering="true">
        <text:list-item>
          <text:p text:style-name="P34"><text:span text:style-name="T35">Resumen</text:span><text:span text:style-name="T36">:</text:span></text:p>
        </text:list-item>
      </text:list>
      <text:p text:style-name="BodyText">¿Cómo procede el caso de uso y con qué datos (indicar solo el nombre de los atributos)?</text:p>
      <text:p text:style-name="P37"><text:span text:style-name="T38">El cliente debe estar registrado, interesa<text:s/></text:span><text:span text:style-name="T39">cedula, nombre, dirección, teléfono</text:span><text:span text:style-name="T40">.</text:span></text:p>
      <text:p text:style-name="P41"><text:span text:style-name="T42">De cada producto se obtiene<text:s/></text:span><text:span text:style-name="T43">las unidades y el descuento realizado</text:span><text:span text:style-name="T44">.</text:span></text:p>
      <text:p text:style-name="P45">Se define la opción de transporte, del que se ocupa la dirección, fecha y hora.</text:p>
      <text:p text:style-name="P46"><text:span text:style-name="T47">Generado el pedido se procede a realizar.</text:span></text:p>
      <text:p text:style-name="P48"/>
      <text:list text:style-name="LFO3" text:continue-numbering="true">
        <text:list-item>
          <text:p text:style-name="P49"><text:span text:style-name="T50">Funciones asociadas</text:span><text:span text:style-name="T51">:</text:span></text:p>
        </text:list-item>
      </text:list>
      <text:p text:style-name="P52">El empleado debe estar registrado previamente.</text:p>
      <text:p text:style-name="P53">Crear pedidos.</text:p>
      <text:p text:style-name="P54">Insertar productos a un pedido.</text:p>
      <text:p text:style-name="P55">Visualizar la sucursal donde se ejecuta el pedido.<text:s/></text:p>
      <text:p text:style-name="P56"/>
      <text:list text:style-name="LFO3" text:continue-numbering="true">
        <text:list-item>
          <text:p text:style-name="P57"><text:span text:style-name="T58">Casos de Uso asociados</text:span><text:span text:style-name="T59">:</text:span></text:p>
        </text:list-item>
      </text:list>
      <text:list text:style-name="LFO7" text:continue-numbering="true">
        <text:list-item>
          <text:p text:style-name="P60">Agregar producto al detalle.</text:p>
        </text:list-item>
        <text:list-item>
          <text:p text:style-name="P61">Ejecutar venta</text:p>
        </text:list-item>
        <text:list-item>
          <text:p text:style-name="P62">Administrar clientes</text:p>
        </text:list-item>
      </text:list>
      <text:p text:style-name="P63"/>
      <text:list text:style-name="LFO3" text:continue-numbering="true">
        <text:list-item>
          <text:p text:style-name="P64"><text:span text:style-name="T65">Precondiciones</text:span><text:span text:style-name="T66">:<text:s/></text:span><text:span text:style-name="T67">(Son cosas que tuvieron que haber sucedido antes de que se cargue la ventana)</text:span></text:p>
        </text:list-item>
      </text:list>
      <text:p text:style-name="P68">Se ha cargado el enunciado del pedido.</text:p>
      <text:p text:style-name="P69">Se ha evaluado que la sesión del empleado actual este activa.</text:p>
      <text:p text:style-name="P70"><text:span text:style-name="T71">Se ha obtenido de la base de datos la lista de clientes VIP.</text:span></text:p>
      <text:p text:style-name="P72"/>
      <text:list text:style-name="LFO3" text:continue-numbering="true">
        <text:list-item>
          <text:p text:style-name="P73"><text:span text:style-name="T74">Poscondiciones</text:span><text:span text:style-name="T75">:</text:span></text:p>
        </text:list-item>
      </text:list>
      <text:p text:style-name="P76">Se ha generado un pedido.</text:p>
      <text:p text:style-name="P77">Se ha actualizado la información de stock del inventario.</text:p>
      <text:p text:style-name="P78">Se ha notificado al empleado el éxito del pedido.</text:p>
      <text:p text:style-name="P79"/>
      <text:p text:style-name="P80"/>
      <text:p text:style-name="P81"/>
      <text:p text:style-name="P82"/>
      <text:p text:style-name="P83"/>
      <text:soft-page-break/>
      <text:list text:style-name="LFO3" text:continue-numbering="true">
        <text:list-item>
          <text:p text:style-name="P84"><text:span text:style-name="T85">Flujo típico de interacciones</text:span><text:span text:style-name="T86">:</text:span></text:p>
        </text:list-item>
      </text:list>
      <text:p text:style-name="P87">[Enumere las acciones comunes del actor y las reacciones del sistema en orden cronológico, en forma descendente, sin errores del usuario]</text:p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#</text:p>
          </table:table-cell>
          <table:table-cell table:style-name="TableCell95">
            <text:h text:style-name="P96" text:outline-level="2">Acciones de un actor o respuestas del sistema</text:h>
          </table:table-cell>
        </table:table-row>
        <table:table-row table:style-name="TableRow97">
          <table:table-cell table:style-name="TableCell98">
            <text:p text:style-name="P99">A</text:p>
          </table:table-cell>
          <table:table-cell table:style-name="TableCell100">
            <text:p text:style-name="P101">El empleado debe tener acceso al sistema.</text:p>
          </table:table-cell>
        </table:table-row>
        <table:table-row table:style-name="TableRow102">
          <table:table-cell table:style-name="TableCell103">
            <text:p text:style-name="P104">S</text:p>
          </table:table-cell>
          <table:table-cell table:style-name="TableCell105">
            <text:p text:style-name="P106">El sistema valida que el empleado exista.</text:p>
          </table:table-cell>
        </table:table-row>
        <table:table-row table:style-name="TableRow107">
          <table:table-cell table:style-name="TableCell108">
            <text:p text:style-name="P109">S</text:p>
          </table:table-cell>
          <table:table-cell table:style-name="TableCell110">
            <text:p text:style-name="P111">El sistema lleva al empelado al módulo de caja.</text:p>
          </table:table-cell>
        </table:table-row>
        <table:table-row table:style-name="TableRow112">
          <table:table-cell table:style-name="TableCell113">
            <text:p text:style-name="P114">A</text:p>
          </table:table-cell>
          <table:table-cell table:style-name="TableCell115">
            <text:p text:style-name="P116">El empleado procede a crear un pedido.</text:p>
          </table:table-cell>
        </table:table-row>
        <table:table-row table:style-name="TableRow117">
          <table:table-cell table:style-name="TableCell118">
            <text:p text:style-name="P119">A</text:p>
          </table:table-cell>
          <table:table-cell table:style-name="TableCell120">
            <text:p text:style-name="P121">El empleado ingresa los datos del cliente.</text:p>
          </table:table-cell>
        </table:table-row>
        <table:table-row table:style-name="TableRow122">
          <table:table-cell table:style-name="TableCell123">
            <text:p text:style-name="P124">A</text:p>
          </table:table-cell>
          <table:table-cell table:style-name="TableCell125">
            <text:p text:style-name="P126">El sistema verifica los datos del cliente, para obtener datos del mismo.</text:p>
          </table:table-cell>
        </table:table-row>
        <table:table-row table:style-name="TableRow127">
          <table:table-cell table:style-name="TableCell128">
            <text:p text:style-name="P129">A</text:p>
          </table:table-cell>
          <table:table-cell table:style-name="TableCell130">
            <text:p text:style-name="P131">El empleado añade productos al pedido.</text:p>
          </table:table-cell>
        </table:table-row>
        <table:table-row table:style-name="TableRow132">
          <table:table-cell table:style-name="TableCell133">
            <text:p text:style-name="P134">S</text:p>
          </table:table-cell>
          <table:table-cell table:style-name="TableCell135">
            <text:p text:style-name="P136">El sistema procede a realizar un desglose del pedido.</text:p>
          </table:table-cell>
        </table:table-row>
        <table:table-row table:style-name="TableRow137">
          <table:table-cell table:style-name="TableCell138">
            <text:p text:style-name="P139">A</text:p>
          </table:table-cell>
          <table:table-cell table:style-name="TableCell140">
            <text:p text:style-name="P141">El empleado finaliza la acción del pedido.</text:p>
          </table:table-cell>
        </table:table-row>
        <table:table-row table:style-name="TableRow142">
          <table:table-cell table:style-name="TableCell143">
            <text:p text:style-name="P144">S</text:p>
          </table:table-cell>
          <table:table-cell table:style-name="TableCell145">
            <text:p text:style-name="P146">El sistema registra los datos del pedido.</text:p>
          </table:table-cell>
        </table:table-row>
        <table:table-row table:style-name="TableRow147">
          <table:table-cell table:style-name="TableCell148">
            <text:p text:style-name="P149">S</text:p>
          </table:table-cell>
          <table:table-cell table:style-name="TableCell150">
            <text:p text:style-name="P151">El sistema muestra un mensaje de éxito.</text:p>
          </table:table-cell>
        </table:table-row>
        <table:table-row table:style-name="TableRow152">
          <table:table-cell table:style-name="TableCell153">
            <text:p text:style-name="P154">S</text:p>
          </table:table-cell>
          <table:table-cell table:style-name="TableCell155">
            <text:p text:style-name="P156">El sistema notifica al empleado la ejecución del pedido.</text:p>
          </table:table-cell>
        </table:table-row>
        <table:table-row table:style-name="TableRow157">
          <table:table-cell table:style-name="TableCell158">
            <text:p text:style-name="P159">A</text:p>
          </table:table-cell>
          <table:table-cell table:style-name="TableCell160">
            <text:p text:style-name="P161">El empleado gestiona el pedido.</text:p>
          </table:table-cell>
        </table:table-row>
      </table:table>
      <text:p text:style-name="P162"/>
      <text:p text:style-name="P163"/>
      <text:p text:style-name="P164"><text:span text:style-name="T165">Flujo alternativo de interacciones</text:span><text:span text:style-name="T166">: [Nombre]</text:span></text:p>
      <text:p text:style-name="P167">[Para cada flujo alternativo de interacciones, enumere las acciones del actor y las reacciones del sistema en orden cronológico en forma descendente]</text:p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#</text:p>
          </table:table-cell>
          <table:table-cell table:style-name="TableCell175">
            <text:h text:style-name="P176" text:outline-level="2">Acciones de un actor o respuestas del sistema</text:h>
          </table:table-cell>
        </table:table-row>
        <table:table-row table:style-name="TableRow177">
          <table:table-cell table:style-name="TableCell178">
            <text:p text:style-name="P179">A</text:p>
          </table:table-cell>
          <table:table-cell table:style-name="TableCell180">
            <text:p text:style-name="P181">El cliente no está registrado.</text:p>
          </table:table-cell>
        </table:table-row>
        <table:table-row table:style-name="TableRow182">
          <table:table-cell table:style-name="TableCell183">
            <text:p text:style-name="P184">S</text:p>
          </table:table-cell>
          <table:table-cell table:style-name="TableCell185">
            <text:p text:style-name="P186"/>
          </table:table-cell>
        </table:table-row>
      </table:table>
      <text:p text:style-name="P187"/>
      <text:p text:style-name="P188"/>
      <text:p text:style-name="P189"><text:span text:style-name="T190">Flujo<text:s/></text:span><text:span text:style-name="T191">excepcio</text:span><text:span text:style-name="T192">n</text:span><text:span text:style-name="T193">al de interacciones</text:span><text:span text:style-name="T194">: [Nombre]</text:span></text:p>
      <text:p text:style-name="P195">[Para cada flujo excepcional de interacciones, enumere las acciones de excepción del sistema y las reacciones del actor en orden cronológico en forma descendente]</text:p>
      <text:p text:style-name="P196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#</text:p>
          </table:table-cell>
          <table:table-cell table:style-name="TableCell203">
            <text:h text:style-name="P204" text:outline-level="2">Acciones de un actor o respuestas del sistema</text:h>
          </table:table-cell>
        </table:table-row>
        <table:table-row table:style-name="TableRow205">
          <table:table-cell table:style-name="TableCell206">
            <text:p text:style-name="P207">A/S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A/S</text:p>
          </table:table-cell>
          <table:table-cell table:style-name="TableCell213">
            <text:p text:style-name="P214"/>
          </table:table-cell>
        </table:table-row>
      </table:table>
      <text:p text:style-name="P215"/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justify"/>
      <style:text-properties style:font-name="Arial" fo:font-weight="bold" style:font-weight-asian="bold" fo:font-size="12pt" style:font-size-asian="12pt" fo:language="es" fo:country="MX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/>
      <style:text-properties style:font-name="Arial" fo:font-weight="bold" style:font-weight-asian="bold" fo:font-size="12pt" style:font-size-asian="12pt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" style:display-name="Body Text" style:family="paragraph" style:parent-style-name="Normal">
      <style:paragraph-properties fo:text-align="justify"/>
      <style:text-properties style:font-name="Arial" fo:font-size="12pt" style:font-size-asian="12pt" fo:language="es" fo:country="MX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fo:language="es" fo:country="MX"/>
    </style:style>
    <style:style style:name="T3" style:parent-style-name="DefaultParagraphFont" style:family="text">
      <style:text-properties fo:language="es" fo:country="MX"/>
    </style:style>
    <style:style style:name="T4" style:parent-style-name="DefaultParagraphFont" style:family="text">
      <style:text-properties fo:language="es" fo:country="MX"/>
    </style:style>
    <style:style style:name="T5" style:parent-style-name="DefaultParagraphFont" style:family="text">
      <style:text-properties fo:language="es" fo:country="MX"/>
    </style:style>
    <number:date-style style:name="N6" number:language="es" number:country="MX">
      <number:day number:style="long" number:calendar="gregorian"/>
      <number:text>/</number:text>
      <number:month number:style="long" number:calendar="gregorian"/>
      <number:text>/a</number:text>
    </number:date-style>
    <style:style style:name="T7" style:parent-style-name="DefaultParagraphFont" style:family="text">
      <style:text-properties fo:language="es" fo:country="MX"/>
    </style:style>
    <style:style style:name="T8" style:parent-style-name="DefaultParagraphFont" style:family="text">
      <style:text-properties fo:language="es" fo:country="MX"/>
    </style:style>
    <style:style style:name="T9" style:parent-style-name="DefaultParagraphFont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Header"><text:span text:style-name="T2">Sistema:</text:span><text:span text:style-name="T3"><text:tab/></text:span><text:span text:style-name="T4"><text:tab/></text:span><text:span text:style-name="T5"><text:date style:data-style-name="N6">06/09/a</text:date></text:span></text:p>
        <text:p text:style-name="Header"><text:span text:style-name="T7">Elaborado por:</text:span><text:span text:style-name="T8"><text:tab/></text:span><text:span text:style-name="T9"><text:tab/></text:span><text:span text:style-name="PageNumber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caso de uso</dc:title>
    <dc:subject/>
    <meta:initial-creator>Personal User</meta:initial-creator>
    <dc:creator>Personal User</dc:creator>
    <meta:creation-date>2016-09-06T13:29:00Z</meta:creation-date>
    <dc:date>2016-09-06T13:29:00Z</dc:date>
    <meta:print-date>1601-01-01T00:00:00Z</meta:print-date>
    <meta:template xlink:href="ECU_plnt" xlink:type="simple"/>
    <meta:editing-cycles>2</meta:editing-cycles>
    <meta:editing-duration>PT0S</meta:editing-duration>
    <meta:document-statistic meta:page-count="2" meta:paragraph-count="5" meta:word-count="414" meta:character-count="2686" meta:row-count="18" meta:non-whitespace-character-count="2277"/>
  </office:meta>
</office:document-meta>
</file>